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loext:graphic-properties draw:fill-color="#ffd700"/>
      <style:paragraph-properties fo:text-align="center"/>
    </style:style>
    <style:style style:name="gr1" style:family="graphic">
      <style:graphic-properties draw:stroke="none" draw:fill-color="#ffd700" draw:textarea-vertical-align="middle" draw:auto-grow-height="false" fo:min-height="42.55mm" fo:min-width="30.06mm" draw:shadow="visible" draw:shadow-offset-x="0mm" draw:shadow-offset-y="-11.99mm" draw:shadow-opacity="40%" loext:shadow-blur="2.49m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Arrow" draw:style-name="gr1" draw:text-style-name="P1" svg:width="30.06mm" svg:height="42.55mm" draw:transform="rotate (-1.5707963267949) translate (87.3301388888889mm 41.0280555555556mm)">
     <text:p/>
     <draw:enhanced-geometry svg:viewBox="0 0 841 854" draw:mirror-horizontal="false" draw:mirror-vertical="false" draw:type="non-primitive" draw:enhanced-path="M 517 247 L 517 415 264 415 264 0 0 0 0 680 517 680 517 854 841 547 517 247 Z N"/>
    </draw:custom-shap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9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9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fo:font-size="12pt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Regina Henschel</meta:initial-creator>
    <meta:creation-date>2021-06-14T23:29:47.831000000</meta:creation-date>
    <dc:date>2021-06-14T23:33:57.690000000</dc:date>
    <dc:creator>Regina Henschel</dc:creator>
    <meta:editing-duration>PT4M10S</meta:editing-duration>
    <meta:editing-cycles>1</meta:editing-cycles>
    <meta:generator>B2020/7.2.0.0.alpha1$Windows_X86_64 LibreOffice_project/01de216daf6dda0fb809bfa1919fcd13e6953ee9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